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000000095F2938476D7AD62294.png" manifest:media-type="image/png"/>
  <manifest:file-entry manifest:full-path="Pictures/1000020100000400000004007F9DB34EDE83BF1D.png" manifest:media-type="image/png"/>
  <manifest:file-entry manifest:full-path="Pictures/10000201000004B0000003189E9494D2D928FAB4.png" manifest:media-type="image/png"/>
  <manifest:file-entry manifest:full-path="Pictures/100002010000010B0000015D6EB091F436DF14A5.png" manifest:media-type="image/png"/>
  <manifest:file-entry manifest:full-path="Pictures/1000020100000500000004DD6D51390AE224EA35.png" manifest:media-type="image/png"/>
  <manifest:file-entry manifest:full-path="Pictures/100002010000025800000190CF7CC33BC06CD9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3.243cm" fo:min-width="12.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5983b0" loext:opacity="100%" fo:font-size="66pt" style:font-size-asian="66pt" style:font-size-complex="66pt"/>
    </style:style>
    <style:style style:name="T2" style:family="text">
      <style:text-properties fo:color="#355269" loext:opacity="100%" fo:font-size="66pt" style:font-size-asian="66pt" style:font-size-complex="66pt"/>
    </style:style>
    <style:style style:name="T3" style:family="text">
      <style:text-properties fo:color="#729fcf" loext:opacity="100%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3cm" svg:height="4.763cm" svg:x="12.662cm" svg:y="5.762cm">
          <draw:image xlink:href="Pictures/100002010000025800000190CF7CC33BC06CD9D0.png" xlink:type="simple" xlink:show="embed" xlink:actuate="onLoad" draw:mime-type="image/png">
            <text:p/>
          </draw:image>
        </draw:frame>
        <draw:frame draw:style-name="gr1" draw:text-style-name="P1" draw:layer="layout" svg:width="3.702cm" svg:height="3.602cm" svg:x="2.933cm" svg:y="6.343cm">
          <draw:image xlink:href="Pictures/1000020100000500000004DD6D51390AE224EA35.png" xlink:type="simple" xlink:show="embed" xlink:actuate="onLoad" draw:mime-type="image/png">
            <text:p/>
          </draw:image>
        </draw:frame>
        <draw:frame draw:style-name="gr1" draw:text-style-name="P1" draw:layer="layout" svg:width="3.347cm" svg:height="4.375cm" svg:x="8.947cm" svg:y="5.956cm">
          <draw:image xlink:href="Pictures/100002010000010B0000015D6EB091F436DF14A5.png" xlink:type="simple" xlink:show="embed" xlink:actuate="onLoad" draw:mime-type="image/png">
            <text:p/>
          </draw:image>
        </draw:frame>
        <draw:custom-shape draw:style-name="gr2" draw:text-style-name="P2" draw:layer="layout" svg:width="12.7cm" svg:height="3.493cm" svg:x="4.27cm" svg:y="2.422cm">
          <text:p text:style-name="P1"><text:span text:style-name="T1">Land</text:span><text:span text:style-name="T2">Belenky</text:span><text:span text:style-name="T3">PhD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488cm" svg:height="2.742cm" svg:x="2.54cm" svg:y="11.452cm">
          <draw:image xlink:href="Pictures/10000201000004B0000003189E9494D2D928FAB4.png" xlink:type="simple" xlink:show="embed" xlink:actuate="onLoad" draw:mime-type="image/png">
            <text:p/>
          </draw:image>
        </draw:frame>
        <draw:frame draw:style-name="gr1" draw:text-style-name="P1" draw:layer="layout" svg:width="3.178cm" svg:height="2.943cm" svg:x="9.031cm" svg:y="11.351cm">
          <draw:image xlink:href="Pictures/1000020100000400000004007F9DB34EDE83BF1D.png" xlink:type="simple" xlink:show="embed" xlink:actuate="onLoad" draw:mime-type="image/png">
            <text:p/>
          </draw:image>
        </draw:frame>
        <draw:frame draw:style-name="gr1" draw:text-style-name="P1" draw:layer="layout" svg:width="5.919cm" svg:height="3.424cm" svg:x="13.274cm" svg:y="11.011cm">
          <draw:image xlink:href="Pictures/1000020100000F000000095F2938476D7AD6229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3T09:57:59.297389445</meta:creation-date>
    <dc:date>2021-01-13T11:15:21.269528746</dc:date>
    <meta:editing-duration>PT56M50S</meta:editing-duration>
    <meta:editing-cycles>1</meta:editing-cycles>
    <meta:document-statistic meta:object-count="7"/>
    <meta:generator>LibreOffice/7.0.3.1$Linux_X86_64 LibreOffice_project/00$Build-1</meta:generator>
  </office:meta>
</office:document-meta>
</file>